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00000" fo:font-size="11pt" style:font-size-asian="11pt" style:font-size-complex="11pt" style:text-underline-style="none" style:text-underline-type="none"/>
    </style:style>
    <style:style style:name="ce3" style:family="table-cell" style:parent-style-name="Default" style:data-style-name="N1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wall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it_n</text:p>
          </table:table-cell>
          <table:table-cell office:value-type="string" table:style-name="ce2">
            <text:p><text:a xlink:href="mailto:Adhi@6251N">Adhi@6251N</text:a></text:p>
          </table:table-cell>
          <table:table-cell office:value-type="string" table:style-name="ce1">
            <text:p>Adhitya</text:p>
          </table:table-cell>
          <table:table-cell office:value-type="string" table:style-name="ce1">
            <text:p>Narayan</text:p>
          </table:table-cell>
          <table:table-cell office:value-type="string" table:style-name="ce1">
            <text:p>adhitya2020@gmail.com</text:p>
          </table:table-cell>
          <table:table-cell office:value-type="float" office:value="9625846251" table:style-name="ce1">
            <text:p>9625846251</text:p>
          </table:table-cell>
          <table:table-cell office:value-type="float" office:value="548550008000" table:style-name="ce3">
            <text:p>548550008000</text:p>
          </table:table-cell>
          <table:table-cell office:value-type="float" office:value="600" table:style-name="ce1">
            <text:p>6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evsebs</text:p>
          </table:table-cell>
          <table:table-cell office:value-type="string" table:style-name="ce2">
            <text:p><text:a xlink:href="mailto:Kevin@9846C">Kevin/9846C</text:a>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kevinseba@gmail.com</text:p>
          </table:table-cell>
          <table:table-cell office:value-type="float" office:value="9846523176" table:style-name="ce1">
            <text:p>9846523176</text:p>
          </table:table-cell>
          <table:table-cell office:value-type="float" office:value="397788000234" table:style-name="ce3">
            <text:p>397788000234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-anj</text:p>
          </table:table-cell>
          <table:table-cell office:value-type="string" table:style-name="ce5">
            <text:p><text:a xlink:href="mailto:Anjali@3678D">Anjali@3678D</text:a></text:p>
          </table:table-cell>
          <table:table-cell office:value-type="string" table:style-name="ce1">
            <text:p>Anjali</text:p>
          </table:table-cell>
          <table:table-cell office:value-type="string" table:style-name="ce1">
            <text:p>Diskhith</text:p>
          </table:table-cell>
          <table:table-cell office:value-type="string" table:style-name="ce1">
            <text:p>anjali2020@gmail.com</text:p>
          </table:table-cell>
          <table:table-cell office:value-type="float" office:value="9523678465" table:style-name="ce1">
            <text:p>9523678465</text:p>
          </table:table-cell>
          <table:table-cell office:value-type="float" office:value="548558008007" table:style-name="ce3">
            <text:p>548558008007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number-rows-repeated="9" table:style-name="ro1">
          <table:table-cell table:number-columns-repeated="16384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style-name="ce4"/>
          <table:table-cell table:style-name="ce2"/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3T14:03:52Z</meta:creation-date>
    <dc:date>2022-11-03T14:35:08Z</dc:date>
  </office:meta>
</office:document-meta>
</file>